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4758b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53132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5679bd" officeooo:paragraph-rsid="005679b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paragraph-rsid="005253b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paragraph-rsid="005a29bd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50ada6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5811ca"/>
    </style:style>
    <style:style style:name="P10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5811ca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5d155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47d8f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9303d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c5c46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2542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1b00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c272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c459" style:text-blinking="fals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dc5f" style:text-blinking="fals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0ada6" style:text-blinking="false" fo:background-color="transparent" loext:char-shading-value="0" style:font-size-asian="11pt" style:font-size-complex="11pt"/>
    </style:style>
    <style:style style:name="T32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d9563954-3bf5-1e43-32ee-80ea9bca29fb"/>Fundamentação SHA-3 baixo consumo</text:p>
      <text:p text:style-name="P1"/>
      <text:p text:style-name="P11"><text:span text:style-name="T24"><text:tab/>A necessidade de avanços na segurança computacional é algo inerente ao desenvolvimento tecnológico. As funções de hash criptográfico</text:span><text:span text:style-name="T25">(SHA)</text:span><text:span text:style-name="T24"> são uma das formas mais seguras de proteção da informação. Sendo essas </text:span><text:span text:style-name="T26">funções </text:span><text:span text:style-name="T24">alvo</text:span><text:span text:style-name="T26">s</text:span><text:span text:style-name="T24"> de estudos e tentativas de quebras. Alguns exemplos que sofreram quebra são MD5</text:span><text:bookmark-start text:name="ZOTERO_BREF_Pk7sTmmY1wkC"/><text:span text:style-name="T24">(JARVINEN; TOMMISKA; SKYTTA, 2005)</text:span><text:bookmark-end text:name="ZOTERO_BREF_Pk7sTmmY1wkC"/><text:span text:style-name="T24"> e SHA-1</text:span><text:bookmark-start text:name="ZOTERO_BREF_v8esvTxtSGut"/><text:span text:style-name="T24">(FIPS 180 - 1, 1995)</text:span><text:bookmark-end text:name="ZOTERO_BREF_v8esvTxtSGut"/><text:span text:style-name="T24">. Atualmente a função que domina as aplicações é a família de algoritmos SHA-2</text:span><text:bookmark-start text:name="ZOTERO_BREF_vmZpTo3ugdMl"/><text:span text:style-name="T24">(FIPS 180 - 2, 2002)</text:span><text:bookmark-end text:name="ZOTERO_BREF_vmZpTo3ugdMl"/><text:span text:style-name="T24">.</text:span></text:p>
      <text:p text:style-name="P11"><text:span text:style-name="T24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24">(DANG, 2015)</text:span><text:bookmark-end text:name="ZOTERO_BREF_RtDDDhpigo7H"/><text:span text:style-name="T24">, vencendo 63 outros algoritmos, que passou a ser o novo padrão SHA-3</text:span><text:bookmark-start text:name="ZOTERO_BREF_dccwNUM3wAgr"/><text:bookmark-start text:name="ZOTERO_BREF_qJd5XdqGuSmO"/><text:span text:style-name="T24">(DANG, 2015)</text:span><text:bookmark-end text:name="ZOTERO_BREF_dccwNUM3wAgr"/><text:bookmark-end text:name="ZOTERO_BREF_qJd5XdqGuSmO"/><text:span text:style-name="T24">. </text:span><text:span text:style-name="T27">O algoritmo Keccak </text:span><text:span text:style-name="T25">destacou-se</text:span><text:span text:style-name="T27"> devido as suas qualidades únicas, o seu design elegante e sua capacidade de funcionar bem em muitos dispositivos de computação diferentes, tendo </text:span><text:span text:style-name="T25">melhor</text:span><text:span text:style-name="T27"> desempenho em hardware do que SHA-2 ou qualquer um dos outros finalistas. Este concurso </text:span><text:span text:style-name="T28">incentivou</text:span><text:span text:style-name="T27"> o desenvolvimento de algoritmos SHA-3 baseados </text:span><text:span text:style-name="T25">em alguns de seus </text:span><text:span text:style-name="T27">finalistas: </text:span><text:span text:style-name="T25">BLAKE</text:span><text:bookmark-start text:name="ZOTERO_BREF_icuOFGnWjfdi"/><text:span text:style-name="T25">(KAHRI et al., 2013)</text:span><text:bookmark-end text:name="ZOTERO_BREF_icuOFGnWjfdi"/><text:span text:style-name="T25">, Grøstl</text:span><text:bookmark-start text:name="ZOTERO_BREF_Ft7HAmrwaYiG"/><text:span text:style-name="T3">(BALDWIN et al., 2009)</text:span><text:bookmark-end text:name="ZOTERO_BREF_Ft7HAmrwaYiG"/><text:span text:style-name="T25"> e Keccak, por exemplo.</text:span><text:span text:style-name="T27"> </text:span></text:p>
      <text:p text:style-name="P8"><text:span text:style-name="T27"><text:tab/></text:span><text:span text:style-name="T25">No</text:span><text:span text:style-name="T24"> </text:span><text:span text:style-name="T25">livro</text:span><text:span text:style-name="T24">, Computers and Electrical Engineering</text:span><text:bookmark-start text:name="ZOTERO_BREF_Hm4TfP6n1qqk"/><text:span text:style-name="T24">(KUNDI; AZIZ, 2016)</text:span><text:bookmark-end text:name="ZOTERO_BREF_Hm4TfP6n1qqk"/><text:span text:style-name="T24">, </text:span><text:span text:style-name="T29"><text:s/>é </text:span><text:span text:style-name="T24">apresent</text:span><text:span text:style-name="T28">ado</text:span><text:span text:style-name="T24"> dois algoritmos SHA-3 em FPGA usando </text:span><text:span text:style-name="T31">P</text:span><text:span text:style-name="T24">rocessamento </text:span><text:span text:style-name="T31">D</text:span><text:span text:style-name="T24">igital de </text:span><text:span text:style-name="T31">I</text:span><text:span text:style-name="T24">magem(DSP), o primeiro núcleo SHA-3 compacto baseado em DSP é projetado para ambientes restritos de área enquanto o segundo núcleo SHA-3, o outro núcleo de 1600 bits é fornecido para aplicações de alta velocidade. A </text:span><text:span text:style-name="T30">FPGA</text:span><text:span text:style-name="T24"> utilizada foi a Xilinx UltraScale DSP48 slice.</text:span></text:p>
      <text:p text:style-name="P8"><text:span text:style-name="T24"><text:tab/>Os dois projetos propostos de SHA-3 foram implementados e testados usando Xilinx Vivado 2014.4 segmentando </text:span><text:span text:style-name="T30">em </text:span><text:span text:style-name="T24">fatias de DSP </text:span><text:span text:style-name="T30">com </text:span><text:span text:style-name="T24">48 </text:span><text:span text:style-name="T30">bits na</text:span><text:span text:style-name="T24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10"><text:tab/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9"><text:span text:style-name="T2"><text:tab/></text:span><text:span text:style-name="T5">Almejando o desenvolvimento do SHA-3, </text:span><text:span text:style-name="T1">Jayanti Sharma</text:span><text:bookmark-start text:name="ZOTERO_BREF_sGoKUnLYcxym"/><text:span text:style-name="T1">(SHARMA; KOPPAD, 2016)</text:span><text:bookmark-end text:name="ZOTERO_BREF_sGoKUnLYcxym"/><text:span text:style-name="T1">, </text:span><text:span text:style-name="T7">implement</text:span><text:span text:style-name="T20">ou</text:span><text:span text:style-name="T7"> em Virtex-7(FPGA) duas técnicas para melhorias tanto de desempenho,</text:span><text:span text:style-name="T20"> </text:span><text:span text:style-name="T7">quanto de eficiência energética do algoritmo de hash segu</text:span><text:span text:style-name="T9">ro</text:span><text:span text:style-name="T7">. Sendo elas Pipelined</text:span><text:bookmark-start text:name="ZOTERO_BREF_cjl6IzHFFFXE"/><text:span text:style-name="T7">(IOANNOU; MICHAIL; VOYIATZIS, 2015)</text:span><text:bookmark-end text:name="ZOTERO_BREF_cjl6IzHFFFXE"/><text:span text:style-name="T7"> </text:span><text:span text:style-name="T8">em que é aplicado registradores entre os blocos de mapeamentos do hash, e clock gating</text:span><text:bookmark-start text:name="ZOTERO_BREF_IPPni6fiaHYg"/><text:span text:style-name="T8">(PEDRAM, [s.d.])</text:span><text:bookmark-end text:name="ZOTERO_BREF_IPPni6fiaHYg"/><text:span text:style-name="T8"> implementando um Lath baseado em clock gating habilitando assim o sinal de clock somente quando necessário.</text:span></text:p>
      <text:p text:style-name="P6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20">C</text:span><text:span text:style-name="T16">lock </text:span><text:span text:style-name="T20">G</text:span><text:span text:style-name="T16">ating entra em ação, reduzindo esse consumo total para 0.362W. Mesmo que, ao final do projeto o consumo energético tenha aumentado em </text:span><text:soft-page-break/><text:span text:style-name="T16">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6"><text:span text:style-name="T21">Como afirmado anteriormente, os estudo não só se expandiram no algoritmo KECCAK, mas também,</text:span><text:span text:style-name="T10"> Mohamed El-Haded</text:span><text:span text:style-name="T11">y</text:span><text:bookmark-start text:name="ZOTERO_BREF_WqSn96RIh19R"/><text:span text:style-name="T10">(EL-HADEDY et al., 2009)</text:span><text:bookmark-end text:name="ZOTERO_BREF_WqSn96RIh19R"/><text:span text:style-name="T10"> <text:s/></text:span><text:span text:style-name="T21">trouxe</text:span><text:span text:style-name="T12"> uma 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21">(baseado no algoritmo </text:span><text:span text:style-name="T4">Grøstl</text:span><text:span text:style-name="T6">)</text:span><text:span text:style-name="T12">.</text:span></text:p>
      <text:p text:style-name="P7"><text:span text:style-name="T13">De acordo com trabalhos realizado por </text:span><text:span text:style-name="T12">Bernhard Jungk e Steffen Reith</text:span><text:bookmark-start text:name="ZOTERO_BREF_vR4Py32HSuEB"/><text:span text:style-name="T12">(JUNGK; REITH, 2010)</text:span><text:bookmark-end text:name="ZOTERO_BREF_vR4Py32HSuEB"/><text:span text:style-name="T14">, que apresenta tipos de implementação do </text:span><text:span text:style-name="T12">SHA-3(</text:span><text:span text:style-name="T4">Grøstl</text:span><text:span text:style-name="T12">), </text:span><text:span text:style-name="T13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21">C</text:span><text:span text:style-name="T13">omo enfoque </text:span><text:span text:style-name="T21">a </text:span><text:span text:style-name="T13">criar técnicas para deixar o projeto com baixo orçamento. Foi observado que mesmo com a diminuição de banda de transferência continua com uma boa taxa de velocidade.</text:span></text:p>
      <text:p text:style-name="P4"><text:span text:style-name="T13"><text:tab/></text:span><text:span text:style-name="T22">E</text:span><text:span text:style-name="T17">studos com o </text:span><text:span text:style-name="T22">mesmo</text:span><text:span text:style-name="T17"> intuito de minimizar recursos de hardware, realizados por Rabia Shahid</text:span><text:bookmark-start text:name="ZOTERO_BREF_ke3qnBLNbkwq"/><text:span text:style-name="T17">(SHAHID et al., 2011)</text:span><text:bookmark-end text:name="ZOTERO_BREF_ke3qnBLNbkwq"/><text:span text:style-name="T17"> </text:span><text:span text:style-name="T18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4"><text:span text:style-name="T17"><text:tab/></text:span><text:span text:style-name="T22">Outro algoritmo</text:span><text:span text:style-name="T19"> finalistas do concurso SHA-3, o algoritmo BLAKE, </text:span><text:span text:style-name="T22">também é alvo de estudioso.</text:span><text:span text:style-name="T19"> Arsalan et al</text:span><text:bookmark-start text:name="ZOTERO_BREF_THIYHLXqSvLL"/><text:span text:style-name="T19">(ARSALAN et al., 2013)</text:span><text:bookmark-end text:name="ZOTERO_BREF_THIYHLXqSvLL"/><text:span text:style-name="T19">, focado na eficiência da área utilizada de FPGA, implement</text:span><text:span text:style-name="T22">ou</text:span><text:span text:style-name="T19"> o algoritmo BLAKE na Xilinx Virtex 5 LX-50T, usando Horizontal Folding e pipelining, duas funções de <text:s/>Half-G. Os resultados mostra</text:span><text:span text:style-name="T23">ram</text:span><text:span text:style-name="T19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Bibliográfia:</text:p>
      <text:p text:style-name="Bibliography_20_1"><text:bookmark-start text:name="ZOTERO_BREF_vCNO8SaYVzGv"/>ARSALAN, M. et al. <text:span text:style-name="T32">Compact hardware implementation of SHA-3 finalist blake on FPGA</text:span>. IEEE, dez. 2013Disponível em: &lt;http://ieeexplore.ieee.org/document/6743547/&gt;. Acesso em: 26 maio. 2017</text:p>
      <text:p text:style-name="Bibliography_20_1">BALDWIN, B. et al. <text:span text:style-name="T32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32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32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32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32">Secure Hash Standard</text:span>, p. 76, de agosto de 2002. </text:p>
      <text:p text:style-name="Bibliography_20_1">FIPS 180 - 4. SHA-3 Standard: <text:s/>Permutation-Based Hash and <text:s/>Extendable-Output Functions. p. 37, ago. 2015. </text:p>
      <text:p text:style-name="Bibliography_20_1">IOANNOU, L.; MICHAIL, H. E.; VOYIATZIS, A. G. <text:span text:style-name="T32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32">Hardware Implementation Analysis of the MD5 Hash Algorithm</text:span>, p. 10, 2005. </text:p>
      <text:p text:style-name="Bibliography_20_1">JUNGK, B.; REITH, S. <text:span text:style-name="T32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32">An FPGA implementation of the SHA-3: The BLAKE hash function</text:span>. IEEE, de 2013Disponível em: &lt;http://ieeexplore.ieee.org/document/6564030/&gt;. Acesso em: 26 maio. 2017</text:p>
      <text:p text:style-name="Bibliography_20_1">KUNDI, D.-S.; AZIZ, A. A low-power SHA-3 designs using embedded digital signal processing slice on FPGA. <text:span text:style-name="T32">Computers &amp; Electrical Engineering</text:span>, v. 55, p. 138–152, out. 2016. </text:p>
      <text:p text:style-name="Bibliography_20_1">PEDRAM, M. Clock-Gating <text:s/>and Its Application to <text:s/>Low Power. <text:span text:style-name="T32">Clock-Gating <text:s/>and Its Application to <text:s/>Low Power Design of Sequential Circuits</text:span>, p. 14, [s.d.]. </text:p>
      <text:p text:style-name="Bibliography_20_1">SHAHID, R. et al. <text:span text:style-name="T32">Use of embedded FPGA resources in implementations of 14 round 2 SHA-3 candidates</text:span>. IEEE, dez. 2011Disponível em: &lt;http://ieeexplore.ieee.org/document/6132680/&gt;. Acesso em: 26 maio. 2017</text:p>
      <text:p text:style-name="Bibliography_20_1"><text:soft-page-break/>SHARMA, J.; KOPPAD, D. <text:span text:style-name="T32">Low power and pipelined secure hashing algorithm-3(SHA-3)</text:span>. IEEE, dez. 2016Disponível em: &lt;http://ieeexplore.ieee.org/document/7839059/&gt;. Acesso em: 26 maio. 2017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46M47S</meta:editing-duration>
    <meta:editing-cycles>17</meta:editing-cycles>
    <meta:generator>LibreOffice/5.1.6.2$Linux_X86_64 LibreOffice_project/10m0$Build-2</meta:generator>
    <dc:date>2017-05-26T02:28:02.195178139</dc:date>
    <meta:document-statistic meta:table-count="0" meta:image-count="0" meta:object-count="0" meta:page-count="4" meta:paragraph-count="28" meta:word-count="1251" meta:character-count="8433" meta:non-whitespace-character-count="7182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DOI":"10.1016/j.compeleceng.2016.04.004","ISSN":"00457906","language":"en","author":[{"family":"Kundi","given":"Dur-e-Shahwar"},{"family":"Aziz","given":"Arshad"}],"issued":{"date-parts":[["2016",10]]}}}],"schema":"https:/</meta:user-defined>
    <meta:user-defined meta:name="ZOTERO_BREF_Hm4TfP6n1qqk_4" meta:value-type="string">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la</meta:user-defined>
    <meta:user-defined meta:name="ZOTERO_BREF_IPPni6fiaHYg_3" meta:value-type="string">nguage":"en","author":[{"family":"PEDRAM","given":"Massoud"}]}}],"schema":"https://github.com/citation-style-language/schema/raw/master/csl-citation.json"}</meta:user-defined>
    <meta:user-defined meta:name="ZOTERO_BREF_IkcT1GOFklfF_1" meta:value-type="string"/>
    <meta:user-defined meta:name="ZOTERO_BREF_K0LzOczTffZ4_1" meta:value-type="string"/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author":[{"family":"JARVINEN","given":"Kimmo"},{"family":"TOMMISKA","given":"Matti"},{"family":"SKYTTA","given":"Jorma"}],"issued":{"date-parts":[["2005"]]}}}],"schema":"https://github.com/citation-style-language/schema/raw/maste</meta:user-defined>
    <meta:user-defined meta:name="ZOTERO_BREF_Pk7sTmmY1wkC_4" meta:value-type="string">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9"&gt;&lt;session id="VwFjbtdC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